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5" style:family="table">
      <style:table-properties style:width="15.967cm" table:align="left"/>
    </style:style>
    <style:style style:name="Table15.A" style:family="table-column">
      <style:table-column-properties style:column-width="7.957cm"/>
    </style:style>
    <style:style style:name="Table15.B" style:family="table-column">
      <style:table-column-properties style:column-width="8.01cm"/>
    </style:style>
    <style:style style:name="Table15.A1" style:family="table-cell">
      <style:table-cell-properties style:vertical-align="middle" fo:padding="0.049cm" fo:border="none"/>
    </style:style>
    <style:style style:name="Table16" style:family="table">
      <style:table-properties style:width="17cm" style:rel-width="100%" table:align="left"/>
    </style:style>
    <style:style style:name="Table16.A" style:family="table-column">
      <style:table-column-properties style:column-width="8.472cm" style:rel-column-width="32658*"/>
    </style:style>
    <style:style style:name="Table16.B" style:family="table-column">
      <style:table-column-properties style:column-width="8.528cm" style:rel-column-width="32876*"/>
    </style:style>
    <style:style style:name="Table16.A1" style:family="table-cell">
      <style:table-cell-properties style:vertical-align="middle" fo:padding="0.049cm" fo:border="none"/>
    </style:style>
    <style:style style:name="Table17" style:family="table">
      <style:table-properties style:width="17cm" style:rel-width="100%" table:align="left"/>
    </style:style>
    <style:style style:name="Table17.A" style:family="table-column">
      <style:table-column-properties style:column-width="8.472cm" style:rel-column-width="32658*"/>
    </style:style>
    <style:style style:name="Table17.B" style:family="table-column">
      <style:table-column-properties style:column-width="8.528cm" style:rel-column-width="32876*"/>
    </style:style>
    <style:style style:name="Table17.A1" style:family="table-cell">
      <style:table-cell-properties style:vertical-align="middle" fo:padding="0.049cm" fo:border="none"/>
    </style:style>
    <style:style style:name="Table18" style:family="table">
      <style:table-properties style:width="16.166cm" table:align="left"/>
    </style:style>
    <style:style style:name="Table18.A" style:family="table-column">
      <style:table-column-properties style:column-width="7.99cm"/>
    </style:style>
    <style:style style:name="Table18.B" style:family="table-column">
      <style:table-column-properties style:column-width="8.176cm"/>
    </style:style>
    <style:style style:name="Table18.A1" style:family="table-cell">
      <style:table-cell-properties style:vertical-align="middle" fo:padding="0.049cm" fo:border="none"/>
    </style:style>
    <style:style style:name="Table19" style:family="table">
      <style:table-properties style:width="16.034cm" table:align="center"/>
    </style:style>
    <style:style style:name="Table19.A" style:family="table-column">
      <style:table-column-properties style:column-width="16.034cm"/>
    </style:style>
    <style:style style:name="Table19.A1" style:family="table-cell">
      <style:table-cell-properties style:vertical-align="middle" fo:padding="0.049cm" fo:border="none"/>
    </style:style>
    <style:style style:name="Table1" style:family="table">
      <style:table-properties style:width="17cm" style:rel-width="100%" table:align="left"/>
    </style:style>
    <style:style style:name="Table1.A" style:family="table-column">
      <style:table-column-properties style:column-width="3.33cm" style:rel-column-width="12837*"/>
    </style:style>
    <style:style style:name="Table1.B" style:family="table-column">
      <style:table-column-properties style:column-width="13.67cm" style:rel-column-width="52698*"/>
    </style:style>
    <style:style style:name="Table1.A1" style:family="table-cell">
      <style:table-cell-properties style:vertical-align="middle" fo:padding="0.049cm" fo:border="none"/>
    </style:style>
    <style:style style:name="P1" style:family="paragraph" style:parent-style-name="Standard">
      <style:text-properties fo:color="#000000"/>
    </style:style>
    <style:style style:name="P2" style:family="paragraph" style:parent-style-name="Standard">
      <style:text-properties fo:color="#ff0000"/>
    </style:style>
    <style:style style:name="P3" style:family="paragraph" style:parent-style-name="Standard">
      <style:text-properties fo:color="#374ca1" fo:font-size="12pt" fo:font-weight="bold"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color="#008000"/>
    </style:style>
    <style:style style:name="P7" style:family="paragraph" style:parent-style-name="Standard">
      <style:paragraph-properties fo:margin-left="0cm" fo:margin-right="0cm" fo:text-indent="0cm" style:auto-text-indent="false">
        <style:tab-stops/>
      </style:paragraph-properties>
      <style:text-properties fo:color="#000000" fo:font-size="12pt" style:font-size-asian="12pt" style:font-size-complex="12pt"/>
    </style:style>
    <style:style style:name="P8" style:family="paragraph" style:parent-style-name="Standard">
      <style:paragraph-properties fo:margin-left="0cm" fo:margin-right="0cm" fo:text-indent="0cm" style:auto-text-indent="false">
        <style:tab-stops/>
      </style:paragraph-properties>
      <style:text-properties fo:color="#000000"/>
    </style:style>
    <style:style style:name="P9" style:family="paragraph" style:parent-style-name="Standard">
      <style:paragraph-properties fo:margin-left="0cm" fo:margin-right="0cm" fo:text-indent="0cm" style:auto-text-indent="false">
        <style:tab-stops/>
      </style:paragraph-properties>
    </style:style>
    <style:style style:name="P10" style:family="paragraph" style:parent-style-name="Standard" style:list-style-name="L3">
      <style:paragraph-properties fo:margin-left="0cm" fo:margin-right="0cm" fo:text-indent="0cm" style:auto-text-indent="false">
        <style:tab-stops/>
      </style:paragraph-properties>
    </style:style>
    <style:style style:name="P11" style:family="paragraph" style:parent-style-name="Standard">
      <style:paragraph-properties fo:margin-left="0cm" fo:margin-right="0cm" fo:text-indent="0cm" style:auto-text-indent="false">
        <style:tab-stops/>
      </style:paragraph-properties>
      <style:text-properties fo:color="#ff0000"/>
    </style:style>
    <style:style style:name="P12" style:family="paragraph" style:parent-style-name="Standard" style:list-style-name="L3">
      <style:paragraph-properties fo:margin-left="0cm" fo:margin-right="0cm" fo:text-indent="0cm" style:auto-text-indent="false">
        <style:tab-stops/>
      </style:paragraph-properties>
      <style:text-properties fo:color="#ff0000"/>
    </style:style>
    <style:style style:name="P13" style:family="paragraph" style:parent-style-name="Standard">
      <style:paragraph-properties fo:margin-left="0cm" fo:margin-right="0cm" fo:text-indent="0cm" style:auto-text-indent="false">
        <style:tab-stops/>
      </style:paragraph-properties>
      <style:text-properties fo:color="#008000" fo:font-size="12pt" style:font-size-asian="12pt" style:font-size-complex="12pt"/>
    </style:style>
    <style:style style:name="P14" style:family="paragraph" style:parent-style-name="Standard" style:list-style-name="L1">
      <style:paragraph-properties fo:margin-left="0cm" fo:margin-right="0cm" fo:text-indent="0.037cm" style:auto-text-indent="false">
        <style:tab-stops/>
      </style:paragraph-properties>
      <style:text-properties fo:color="#008000" fo:font-size="12pt" fo:font-weight="bold" style:font-size-asian="12pt" style:font-size-complex="12pt"/>
    </style:style>
    <style:style style:name="P15" style:family="paragraph" style:parent-style-name="Standard" style:list-style-name="L3">
      <style:paragraph-properties fo:margin-left="0.056cm" fo:margin-right="0cm" fo:text-indent="0.019cm" style:auto-text-indent="false">
        <style:tab-stops/>
      </style:paragraph-properties>
      <style:text-properties fo:color="#008000"/>
    </style:style>
    <style:style style:name="P16" style:family="paragraph" style:parent-style-name="Standard" style:list-style-name="L3">
      <style:paragraph-properties fo:margin-left="0.056cm" fo:margin-right="0cm" fo:text-indent="0.019cm" style:auto-text-indent="false">
        <style:tab-stops/>
      </style:paragraph-properties>
      <style:text-properties fo:color="#000000" fo:font-size="12pt" style:font-size-asian="12pt" style:font-size-complex="12pt"/>
    </style:style>
    <style:style style:name="P17" style:family="paragraph" style:parent-style-name="Standard" style:list-style-name="L3">
      <style:paragraph-properties fo:margin-left="0.056cm" fo:margin-right="0cm" fo:text-indent="0.019cm" style:auto-text-indent="false">
        <style:tab-stops/>
      </style:paragraph-properties>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color="#008000" fo:font-weight="bold"/>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cm"/>
      <style:text-properties fo:color="#000000"/>
    </style:style>
    <style:style style:name="P22" style:family="paragraph" style:parent-style-name="Text_20_body">
      <style:paragraph-properties fo:margin-top="0cm" fo:margin-bottom="0cm"/>
      <style:text-properties fo:color="#000000" fo:font-size="12pt" fo:font-weight="normal" style:font-size-asian="12pt" style:font-weight-asian="normal" style:font-size-complex="12pt" style:font-weight-complex="normal"/>
    </style:style>
    <style:style style:name="P23" style:family="paragraph" style:parent-style-name="Text_20_body">
      <style:paragraph-properties fo:margin-top="0cm" fo:margin-bottom="0cm" fo:text-align="end" style:justify-single-word="false"/>
      <style:text-properties fo:color="#000000"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cm" fo:text-align="end" style:justify-single-word="false"/>
      <style:text-properties fo:color="#000000"/>
    </style:style>
    <style:style style:name="P25" style:family="paragraph" style:parent-style-name="Text_20_body">
      <style:paragraph-properties fo:margin-top="0cm" fo:margin-bottom="0cm" fo:text-align="end" style:justify-single-word="false"/>
      <style:text-properties fo:color="#000000" fo:font-size="10pt"/>
    </style:style>
    <style:style style:name="P26" style:family="paragraph" style:parent-style-name="Text_20_body">
      <style:paragraph-properties fo:margin-top="0cm" fo:margin-bottom="0cm" fo:text-align="end" style:justify-single-word="false"/>
    </style:style>
    <style:style style:name="P27" style:family="paragraph" style:parent-style-name="Text_20_body">
      <style:paragraph-properties fo:margin-top="0cm" fo:margin-bottom="0cm" fo:text-align="start" style:justify-single-word="false"/>
      <style:text-properties fo:color="#666600" fo:font-size="10pt"/>
    </style:style>
    <style:style style:name="P28" style:family="paragraph" style:parent-style-name="Text_20_body">
      <style:paragraph-properties fo:margin-top="0cm" fo:margin-bottom="0cm" fo:text-align="end" style:justify-single-word="false"/>
      <style:text-properties fo:color="#666600"/>
    </style:style>
    <style:style style:name="P29" style:family="paragraph" style:parent-style-name="Text_20_body">
      <style:paragraph-properties fo:margin-top="0cm" fo:margin-bottom="0cm" fo:text-align="start" style:justify-single-word="false"/>
      <style:text-properties fo:color="#ff0000"/>
    </style:style>
    <style:style style:name="P30" style:family="paragraph" style:parent-style-name="Text_20_body" style:list-style-name="L3">
      <style:paragraph-properties fo:margin-left="0cm" fo:margin-right="0cm" fo:text-indent="0cm" style:auto-text-indent="false">
        <style:tab-stops/>
      </style:paragraph-properties>
      <style:text-properties fo:color="#666600" fo:font-size="12pt" fo:font-weight="bold" style:font-weight-asian="bold" style:font-weight-complex="bold"/>
    </style:style>
    <style:style style:name="P31" style:family="paragraph" style:parent-style-name="Text_20_body">
      <style:paragraph-properties fo:margin-left="0cm" fo:margin-right="0cm" fo:margin-top="0cm" fo:margin-bottom="0cm" fo:text-align="start" style:justify-single-word="false" fo:text-indent="0cm" style:auto-text-indent="false">
        <style:tab-stops/>
      </style:paragraph-properties>
      <style:text-properties fo:color="#ff0000"/>
    </style:style>
    <style:style style:name="P32" style:family="paragraph" style:parent-style-name="Table_20_Contents">
      <style:paragraph-properties fo:text-align="end" style:justify-single-word="false"/>
      <style:text-properties fo:color="#000000" fo:font-size="10pt"/>
    </style:style>
    <style:style style:name="P33" style:family="paragraph" style:parent-style-name="Table_20_Contents">
      <style:text-properties fo:color="#000000" fo:font-size="12pt" style:font-size-asian="12pt" style:font-size-complex="12pt"/>
    </style:style>
    <style:style style:name="P34" style:family="paragraph" style:parent-style-name="Table_20_Contents">
      <style:paragraph-properties fo:text-align="center" style:justify-single-word="false"/>
      <style:text-properties fo:color="#666600" fo:font-size="10pt"/>
    </style:style>
    <style:style style:name="P35" style:family="paragraph" style:parent-style-name="Table_20_Contents">
      <style:text-properties fo:font-size="12pt" style:font-size-asian="12pt" style:font-size-complex="12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weight="bold" style:font-size-asian="12pt" style:font-size-complex="12pt"/>
    </style:style>
    <style:style style:name="T3" style:family="text">
      <style:text-properties fo:color="#000000" fo:font-size="12pt" style:font-size-asian="12pt" style:font-size-complex="12pt"/>
    </style:style>
    <style:style style:name="T4" style:family="text">
      <style:text-properties fo:color="#000000" style:font-size-asian="12pt" style:font-size-complex="12pt"/>
    </style:style>
    <style:style style:name="T5" style:family="text">
      <style:text-properties fo:color="#000000" fo:font-weight="normal" style:font-size-asian="12pt" style:font-weight-asian="normal" style:font-size-complex="12pt" style:font-weight-complex="normal"/>
    </style:style>
    <style:style style:name="T6" style:family="text">
      <style:text-properties fo:font-size="12pt" fo:font-weight="bold" style:font-size-asian="12pt" style:font-size-complex="12pt"/>
    </style:style>
    <style:style style:name="T7" style:family="text">
      <style:text-properties fo:font-size="12pt" style:font-size-asian="12pt" style:font-size-complex="12pt"/>
    </style:style>
    <style:style style:name="T8" style:family="text">
      <style:text-properties fo:color="#ff0000"/>
    </style:style>
    <style:style style:name="T9" style:family="text">
      <style:text-properties fo:color="#ff0000" style:font-size-asian="12pt" style:font-size-complex="12pt"/>
    </style:style>
    <style:style style:name="T10" style:family="text">
      <style:text-properties fo:color="#ff0000" fo:font-size="12pt" fo:font-weight="bold" style:font-size-asian="12pt" style:font-size-complex="12p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ize="10pt"/>
    </style:style>
    <style:style style:name="T14" style:family="text">
      <style:text-properties fo:color="#000080" fo:font-size="12pt" style:font-size-asian="12pt" style:font-size-complex="12pt"/>
    </style:style>
    <style:style style:name="T15" style:family="text">
      <style:text-properties fo:color="#008000" fo:font-size="12pt" fo:font-weight="bold" style:font-size-asian="12pt" style:font-size-complex="12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UAÇÃO (MENU SUBDIVIDIDO EM 1,2,3) :</text:p>
      <text:p text:style-name="P2"/>
      <text:list xml:id="list1917392970" text:style-name="L1">
        <text:list-header>
          <text:p text:style-name="P14"><text:span text:style-name="T8">1.</text:span> O Instituto de Permacultura em Terras Secas</text:p>
        </text:list-header>
      </text:list>
      <text:p text:style-name="P3"/>
      <text:p text:style-name="P18"><text:span text:style-name="Emphasis"><text:span text:style-name="T1">Nossa missão é promover o desenvolvimento sustentável do semi-árido através da prática e disseminação da permacultura, do fortalecimento da cultura popular e da articulação política.</text:span></text:span></text:p>
      <text:p text:style-name="P23"><draw:frame draw:style-name="fr1" draw:name="graphics1" text:anchor-type="as-char" svg:y="-5.821cm" svg:width="7.938cm" svg:height="5.953cm" draw:z-index="0"><draw:image xlink:href="../siteIpeterra/www/stuff/atuacao/criancas.jpg" xlink:type="simple" xlink:show="embed" xlink:actuate="onLoad"/></draw:frame></text:p>
      <text:p text:style-name="P22">O Instituto de Permacultura em Terras Secas - IPÊTERRAS, criado e legalizado em 1997, é uma ONG sem fins lucrativos de caráter social e ecológico, com sede e foro na cidade de Irecê - Bahia.   O Instituto desenvolve e dissemina um trabalho agrícola apropriado ao Semi-árido baseado nos princípios da permacultura (criação de uma propriedade sustentável baseada numa agricultura diversificada e permanente e no aproveitamento dos recursos renováveis como a energia solar, a captação da água de chuva...). Por meio da educação político-ambiental e da revitalização da cultura popular da região pesquisando, gravando, divulgando grupos e artistas populares e organizando manifestações culturais o IPETERRAS pretende contribuir para o desenvolvimento sustentável da região na qual atua.</text:p>
      <text:p text:style-name="P22"><draw:frame draw:style-name="fr2" draw:name="graphics2" text:anchor-type="as-char" svg:width="7.938cm" svg:height="5.953cm" draw:z-index="1"><draw:image xlink:href="../siteIpeterra/www/stuff/atuacao/passeio_velos.jpg" xlink:type="simple" xlink:show="embed" xlink:actuate="onLoad"/></draw:frame> <draw:frame draw:style-name="fr2" draw:name="graphics3" text:anchor-type="as-char" svg:width="7.938cm" svg:height="5.953cm" draw:z-index="2"><draw:image xlink:href="../siteIpeterra/www/stuff/atuacao/mulheres_composto.jpg" xlink:type="simple" xlink:show="embed" xlink:actuate="onLoad"/></draw:frame> Passeios ecológicos / aulas vivas na Roça Permanente do IPETERRAS </text:p>
      <text:p text:style-name="P22"/>
      <text:list xml:id="list1117155134" text:style-name="L3">
        <text:list-header>
          <text:p text:style-name="P15"><text:span text:style-name="T10">2.</text:span><text:span text:style-name="T6"> Os 4 eixos / objetivos de trabalho do IPÊTERRAS:</text:span><text:span text:style-name="T7"> (Para mais informações, clique encima do tema...</text:span></text:p>
          <text:p text:style-name="P16"/>
          <text:p text:style-name="P17"><text:span text:style-name="T2">1) </text:span><text:a xlink:type="simple" xlink:href="../siteIpeterra/www/roca.htm" office:target-frame-name="_blank" xlink:show="new">Roça Permanente</text:a><text:span text:style-name="T8">(link direcionado para o texto abaixo #)</text:span><text:span text:style-name="T2">:</text:span><text:span text:style-name="T3"> Desenvolver e difundir práticas apropriadas ao semi-árido respeitando os</text:span></text:p>
          <text:p text:style-name="P16">princípios da Permacultura buscando a sustentabilidade, combatendo a desertificação e mantendo o </text:p>
          <text:p text:style-name="P10"><text:span text:style-name="T3">espírito coletivo da Roça Permanente.</text:span></text:p>
          <text:p text:style-name="P10"><text:span text:style-name="T3"><text:s/></text:span></text:p>
          <text:p text:style-name="P30"><text:span text:style-name="T9"># </text:span><text:span text:style-name="T4">Em 1997, o grupo fundador do IPÊTERRAS iniciou uma campanha "Terra Permanente para jovens" através da qual conseguiram comprar em 1998 uma propriedade de 06ha. Nessa </text:span><text:soft-page-break/><text:span text:style-name="T4">propriedade (5km de Irecê), sede do Instituto de Permacultura em Terras Secas, são desenvolvidas práticas de Permacultura e de conviência com semi-árido como a recuperação de solo (muretas de pedra, valetas em curva de nível com cordão de retenção), construção de cisternas para captação de água de chuva (única fonte de água), páneis solares para captação da energia do sol (única fonte de energia), instalação de SAF'S (Sistema Agroflorestal Sustentável). (Mais detalhes em bai</text:span><text:span text:style-name="T5">xo da página...)</text:span></text:p>
        </text:list-header>
      </text:list>
      <text:p text:style-name="P5">Em 2003, através de uma nova campanha intitulada "SOS Caatinga" o grupo consegui comprar uma área de 08ha de Caatinga que estava sendo ameaçada de desmatamento. Essa área é hoje voltada para preservação. Nessa parte de Caatinga são realizados também passeios ecológicos com escolas da região, estudantes e grupos de agricultores e agricultoras.</text:p>
      <text:p text:style-name="P5">A Roça Permanente, sede do IPÊTERRAS, é uma espaço coletivo e aberto para a sociedade. </text:p>
      <text:p text:style-name="P5">O pessoal da equipe de trabalho mora nessa área também.</text:p>
      <table:table table:name="Table15" table:style-name="Table15">
        <table:table-column table:style-name="Table15.A"/>
        <table:table-column table:style-name="Table15.B"/>
        <table:table-row>
          <table:table-cell table:style-name="Table15.A1" office:value-type="string">
            <text:p text:style-name="P5"><draw:frame draw:style-name="fr2" draw:name="graphics39" text:anchor-type="as-char" svg:width="7.805cm" svg:height="5.953cm" draw:z-index="3"><draw:image xlink:href="../siteIpeterra/www/stuff/imgens/roca/roca1.jpg" xlink:type="simple" xlink:show="embed" xlink:actuate="onLoad"/></draw:frame></text:p>
          </table:table-cell>
          <table:table-cell table:style-name="Table15.A1" office:value-type="string">
            <text:p text:style-name="P5"><draw:frame draw:style-name="fr2" draw:name="graphics40" text:anchor-type="as-char" svg:width="7.805cm" svg:height="5.953cm" draw:z-index="4"><draw:image xlink:href="../siteIpeterra/www/stuff/imgens/roca/roca2.jpg" xlink:type="simple" xlink:show="embed" xlink:actuate="onLoad"/></draw:frame></text:p>
          </table:table-cell>
        </table:table-row>
        <table:table-row>
          <table:table-cell table:style-name="Table15.A1" office:value-type="string">
            <text:p text:style-name="P5">Uma das casas (com energia solar)</text:p>
          </table:table-cell>
          <table:table-cell table:style-name="Table15.A1" office:value-type="string">
            <text:p text:style-name="P5">A Roça</text:p>
          </table:table-cell>
        </table:table-row>
      </table:table>
      <text:p text:style-name="P5"/>
      <text:p text:style-name="P5">Práticas de Permacultura desenvolvidas na Roça Permanente:</text:p>
      <text:p text:style-name="P5">Recuperação e conservação de solo: em 1997, os fundadores do Instituto de Permacultura em Terras Secas compraram uma propriedade de 06ha de solo altamente degradados. A equipe teve que começar com um importanter trabalho de recuperação do solo. Uma parte do terreno sendo inclinada, foi necessária a construção de muretas de pedra e valetas em curva de nível com cordão de retenção.</text:p>
      <text:p text:style-name="P5">Hoje, uma boa parte do solo nesses 06ha esta recuperado. Para garantir uma boa conservação do solo, esse fica sempre coberto (Particulramente no periodo seco do ano - 8 meses).</text:p>
      <text:p text:style-name="P5">Preservação: o IPÊTERRAS comprou uma área de Caatinga de 08ha em 2002. Essa área é voltada para á preservação. </text:p>
      <text:p text:style-name="P5">Aproveitamento de energias renováveis: a única fonte de água do IPÊTERRAS é a água de chuva. O Instituto possui 4 cisternas com armzenamento total de 120 000 litros. A única fonte de energia no IPÊTERRAS é a energia solar.</text:p>
      <table:table table:name="Table16" table:style-name="Table16">
        <table:table-column table:style-name="Table16.A"/>
        <table:table-column table:style-name="Table16.B"/>
        <table:table-row>
          <table:table-cell table:style-name="Table16.A1" office:value-type="string">
            <text:p text:style-name="P5"><draw:frame draw:style-name="fr2" draw:name="graphics41" text:anchor-type="as-char" svg:width="7.805cm" svg:height="5.953cm" draw:z-index="5"><draw:image xlink:href="../siteIpeterra/www/stuff/imgens/roca/citerne2.jpg" xlink:type="simple" xlink:show="embed" xlink:actuate="onLoad"/></draw:frame></text:p>
          </table:table-cell>
          <table:table-cell table:style-name="Table16.A1" office:value-type="string">
            <text:p text:style-name="P5"><draw:frame draw:style-name="fr2" draw:name="graphics42" text:anchor-type="as-char" svg:width="7.805cm" svg:height="5.953cm" draw:z-index="6"><draw:image xlink:href="../siteIpeterra/www/stuff/imgens/roca/painelsolar.jpg" xlink:type="simple" xlink:show="embed" xlink:actuate="onLoad"/></draw:frame></text:p>
          </table:table-cell>
        </table:table-row>
      </table:table>
      <text:p text:style-name="P5"><text:soft-page-break/>Agricultura diversificada: policultura faz parte dos principios básicos aplicados no IPÊTERRAS. Dessa forma a colheta é permanente (o ano todo). Além do plantio de feijão, milho, mamona e aipim quando a chuva permite, podemos listar as seguintes plantas: sorgo, gliricídia, palma, acerola, umbu, siriguela, amorra, piña, algodão, pimenta, plantas medicinais, arvóres típicas do clima semi-árido, produção de sombra, de lenha...</text:p>
      <text:p text:style-name="P5">Apicultura: pequeno trabalho de apicultura na Roça Permanente. É um desafio de aumentar a produção.</text:p>
      <text:p text:style-name="P5">Sistemas Agroflorestais Sustentáveis (SAFs) ou florestas produtivas: após observação da natureza e imitando-a o IPÊTERRAS esta desenvolvendo grande áreas de florestas produtivas utilizando plantas locais e adaptaveis (ex: gliricidia). A ideia é de criar áreas nas quais as plantas se ajudam e protegam mutualmente como na prôpria natureza.</text:p>
      <text:p text:style-name="P5">Galinheiro permacultural: o galiheiro permacultural tem 8 faces e 8 saidas. A ideia é criar uma rotação no piquete das galinhas. </text:p>
      <table:table table:name="Table17" table:style-name="Table17">
        <table:table-column table:style-name="Table17.A"/>
        <table:table-column table:style-name="Table17.B"/>
        <table:table-row>
          <table:table-cell table:style-name="Table17.A1" office:value-type="string">
            <text:p text:style-name="P5"><draw:frame draw:style-name="fr2" draw:name="graphics43" text:anchor-type="as-char" svg:width="7.805cm" svg:height="5.953cm" draw:z-index="7"><draw:image xlink:href="../siteIpeterra/www/stuff/imgens/roca/galiheiro2.jpg" xlink:type="simple" xlink:show="embed" xlink:actuate="onLoad"/></draw:frame></text:p>
          </table:table-cell>
          <table:table-cell table:style-name="Table17.A1" office:value-type="string">
            <text:p text:style-name="P5"><draw:frame draw:style-name="fr2" draw:name="graphics44" text:anchor-type="as-char" svg:width="7.805cm" svg:height="5.953cm" draw:z-index="8"><draw:image xlink:href="../siteIpeterra/www/stuff/imgens/roca/galiheiro1.jpg" xlink:type="simple" xlink:show="embed" xlink:actuate="onLoad"/></draw:frame></text:p>
          </table:table-cell>
        </table:table-row>
      </table:table>
      <text:p text:style-name="P5"> </text:p>
      <text:p text:style-name="P5">Passeios ecológicos e aulas vivas: a maioria das atividades do IPÊTERRAS estão sendo realizadas na Roça Permanente: aulas vivas e passeios ecológicos com crianças, estudantes, agricultores e agricultoras, os Mutirões, as Celebrações culturais da Lua Cheia...</text:p>
      <text:p text:style-name="P4"><text:span text:style-name="T8">Fim#</text:span></text:p>
      <text:list xml:id="list1761626381" text:continue-numbering="true" text:style-name="L3">
        <text:list-header>
          <text:p text:style-name="P10"><text:span text:style-name="T2"/></text:p>
          <text:p text:style-name="P10"><text:span text:style-name="T2">2) </text:span><text:a xlink:type="simple" xlink:href="../siteIpeterra/www/educacao.htm" office:target-frame-name="_blank" xlink:show="new">Educação politico-ambiental</text:a><text:span text:style-name="T8">(link direcionado para o texto abaixo #)</text:span><text:span text:style-name="T2">: </text:span><text:span text:style-name="T3">Sensibilizar e estimular crianças, jovens e adultos para a utilização de técnicas apropriadas ao semi-árido e a importância de preservar o ecossistema local. </text:span></text:p>
        </text:list-header>
      </text:list>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11"><text:span text:style-name="T7">#</text:span></text:p>
      <text:list xml:id="list1672276490" text:continue-numbering="true" text:style-name="L3">
        <text:list-header>
          <text:p text:style-name="P10"><text:soft-page-break/><text:span text:style-name="T3"><draw:frame draw:style-name="fr1" draw:name="graphics45" text:anchor-type="as-char" svg:y="-4.099cm" svg:width="7.805cm" svg:height="5.953cm" draw:z-index="9"><draw:image xlink:href="../siteIpeterra/www/stuff/atuacao/paseio_viv.jpg" xlink:type="simple" xlink:show="embed" xlink:actuate="onLoad"/></draw:frame></text:span><text:span text:style-name="T3"> </text:span><text:span text:style-name="T3"><draw:frame draw:style-name="fr1" draw:name="graphics46" text:anchor-type="as-char" svg:y="-4.099cm" svg:width="7.805cm" svg:height="5.953cm" draw:z-index="10"><draw:image xlink:href="../siteIpeterra/www/stuff/imgens/passeios/passeio_india1.jpg" xlink:type="simple" xlink:show="embed" xlink:actuate="onLoad"/></draw:frame></text:span><text:span text:style-name="T3"> </text:span></text:p>
        </text:list-header>
      </text:list>
      <table:table table:name="Table18" table:style-name="Table18">
        <table:table-column table:style-name="Table18.A"/>
        <table:table-column table:style-name="Table18.B"/>
        <table:table-row>
          <table:table-cell table:style-name="Table18.A1" office:value-type="string">
            <text:p text:style-name="P32">Passeio ecológico na Roça Permanente (viveiro)</text:p>
          </table:table-cell>
          <table:table-cell table:style-name="Table18.A1" office:value-type="string">
            <text:p text:style-name="P32">Passeio ecológico na Roça Permanente (cisterna)</text:p>
          </table:table-cell>
        </table:table-row>
      </table:table>
      <text:p text:style-name="P6"><text:span text:style-name="T11"/></text:p>
      <text:p text:style-name="P6"><text:span text:style-name="T11">Educação político-ambiental:</text:span> </text:p>
      <text:p text:style-name="Standard">Desde sua fundação o IPÊTERRAS busca a disseminação de práticas de Permacultura e de convivência com semi-árido. O Instituto pretende também sensibilizar a sociedade a importância de valorizar e preservar o ecossitema local (Caatinga).</text:p>
      <text:p text:style-name="Standard">Público: o IPÊTERRAS trabalha principalmente com crianças e adolescentes de escolas da região (escolas públicas e privadas), associações de agricultores e agricultoras e estudantes de universidades da região.</text:p>
      <text:p text:style-name="Standard">Atividades: passeios ecológicos e aulas vivas na Roça Permanente, sede do IPÊTERRAS. Também visitas a associações e palestras em comunidades, escolas e universidades.</text:p>
      <text:p text:style-name="P24"/>
      <text:p text:style-name="P24"><draw:frame draw:style-name="fr2" draw:name="graphics48" text:anchor-type="as-char" svg:width="7.805cm" svg:height="5.953cm" draw:z-index="11"><draw:image xlink:href="../siteIpeterra/www/stuff/atuacao/passeio_caat.jpg" xlink:type="simple" xlink:show="embed" xlink:actuate="onLoad"/></draw:frame></text:p>
      <text:p text:style-name="P21"><draw:frame draw:style-name="fr2" draw:name="graphics49" text:anchor-type="as-char" svg:width="7.805cm" svg:height="5.953cm" draw:z-index="12"><draw:image xlink:href="../siteIpeterra/www/stuff/imgens/passeios/passeio_india2.jpg" xlink:type="simple" xlink:show="embed" xlink:actuate="onLoad"/></draw:frame> </text:p>
      <text:p text:style-name="P24"><text:span text:style-name="T13">Passeio ecológico na Roça Permanente</text:span> <text:span text:style-name="T13">(caatinga)</text:span></text:p>
      <text:p text:style-name="P25">Passeio ecológico na Roça Permanente (cisterna)</text:p>
      <text:p text:style-name="P31"><text:span text:style-name="T7">Fim#</text:span></text:p>
      <text:p text:style-name="P8"><text:span text:style-name="T7"/></text:p>
      <text:list xml:id="list614534692" text:continue-numbering="true" text:style-name="L3">
        <text:list-header>
          <text:p text:style-name="P10"><text:soft-page-break/><text:span text:style-name="T2">3) </text:span><text:a xlink:type="simple" xlink:href="../siteIpeterra/www/cultura.htm" office:target-frame-name="_blank" xlink:show="new">Cultura</text:a><text:span text:style-name="T8">(link direcionado para o texto abaixo #)</text:span><text:span text:style-name="T2">: </text:span><text:span text:style-name="T3">Revitalizar e fortalecer a cultura popular sertaneja incentivando e apoiando grupos e manifestações. </text:span></text:p>
          <text:p text:style-name="P12"><text:span text:style-name="T7">#</text:span></text:p>
          <text:p text:style-name="P10"><text:span text:style-name="T3"><draw:frame draw:style-name="fr2" draw:name="graphics50" text:anchor-type="as-char" svg:width="7.938cm" svg:height="5.424cm" draw:z-index="13"><draw:image xlink:href="../siteIpeterra/www/stuff/imgens/Central/2musicos.jpg" xlink:type="simple" xlink:show="embed" xlink:actuate="onLoad"/></draw:frame></text:span><text:span text:style-name="T3"> </text:span><text:span text:style-name="T3"><draw:frame draw:style-name="fr2" draw:name="graphics51" text:anchor-type="as-char" svg:width="7.938cm" svg:height="5.424cm" draw:z-index="14"><draw:image xlink:href="../siteIpeterra/www/stuff/imgens/Central/grupo.jpg" xlink:type="simple" xlink:show="embed" xlink:actuate="onLoad"/></draw:frame></text:span><text:span text:style-name="T3"> </text:span></text:p>
        </text:list-header>
      </text:list>
      <table:table table:name="Table19" table:style-name="Table19">
        <table:table-column table:style-name="Table19.A"/>
        <table:table-row>
          <table:table-cell table:style-name="Table19.A1" office:value-type="string">
            <text:p text:style-name="P34">Festival Regional das Primeiras Águas - Central / BA. 14 de Janeiro 2006 </text:p>
          </table:table-cell>
        </table:table-row>
      </table:table>
      <text:p text:style-name="P19">Cultura:</text:p>
      <text:p text:style-name="Standard">O IPÊTERRAS, desde 2002, realiza um importante trabalho de revitalização da Cultura Popular na região. A organização acredita no valor e na importância das tradições culturais sertanejas e quer, através do apoio a grupos culturais e a organização de manifestações, revitalizar a cultura e oferecer aos artistas espaços de expressão.</text:p>
      <text:p text:style-name="Standard">Uma parte do trabalho desenvolvido é voltado a gravação e registro dessas manifestações.</text:p>
      <text:p text:style-name="Standard">Nesse trabalho, o IPÊTERRAS conta com importantes parcerias. O Instituto faz parte da Rede de Cultura Popular da região de Irecê constituido pelas seguintes organizações: GARRA (Grupo de Apoio e Resistência Rural e Ambiental), o STTR de Barro Alto (Sindicato de Trabalhadores e Trabalhadoras Rurais), a Fundação Culturart (Organizadora da Cantoria de São Gabriel) e a APLB- Sindicato.</text:p>
      <text:p text:style-name="P26"/>
      <text:p text:style-name="P20"><draw:frame draw:style-name="fr2" draw:name="graphics53" text:anchor-type="as-char" svg:width="7.805cm" svg:height="5.953cm" draw:z-index="15"><draw:image xlink:href="../siteIpeterra/www/stuff/atuacao/mutirao.jpg" xlink:type="simple" xlink:show="embed" xlink:actuate="onLoad"/></draw:frame> <draw:frame draw:style-name="fr2" draw:name="graphics54" text:anchor-type="as-char" svg:width="7.805cm" svg:height="5.953cm" draw:z-index="16"><draw:image xlink:href="../siteIpeterra/www/stuff/atuacao/cantoria.jpg" xlink:type="simple" xlink:show="embed" xlink:actuate="onLoad"/></draw:frame> </text:p>
      <text:p text:style-name="P27">Mutirão realizado em outubro 2004 (parte cultural)</text:p>
      <text:p text:style-name="P28"><text:span text:style-name="T13">Cantoria do Mocozeiro (comunidade vizinha). Dez – 2004</text:span></text:p>
      <text:p text:style-name="P29"><text:span text:style-name="T7">Fim#</text:span></text:p>
      <text:p text:style-name="P29"><text:span text:style-name="T7"/></text:p>
      <text:list xml:id="list1642835415" text:continue-numbering="true" text:style-name="L3">
        <text:list-header>
          <text:p text:style-name="P10"><text:span text:style-name="T2">4) </text:span><text:a xlink:type="simple" xlink:href="../siteIpeterra/www/desenvolvimento.htm" office:target-frame-name="_blank" xlink:show="new">Desenvolvimento Institucional e articulação política</text:a><text:span text:style-name="T8">(link direcionado para o texto abaixo #)</text:span><text:span text:style-name="T2">: </text:span><text:span text:style-name="T3">Buscar o fortalecimento institucional e contribuir em processos de construção de uma sociedade mais justa e sustentável. </text:span><text:span text:style-name="T2">Um retrato da Região, do contexto: </text:span><text:span text:style-name="T3">A sede do IPÊTERRAS fica situada a 05 km de Irecê, cidade localizada na parte central do estado da Bahia, na região do semi-árido muito marcada pela degradação ambiental e pelo êxodo rural por conseqüência da falta de políticas de inclusão social e perspectivas profissionais. O IPÊTERRAS foi criado para responder a essas problématicas. </text:span><text:a xlink:type="simple" xlink:href="../siteIpeterra/www/contexto.htm" office:target-frame-name="_blank" xlink:show="new"><text:span text:style-name="T14">Ler mais sobre a região...</text:span></text:a></text:p>
        </text:list-header>
      </text:list>
      <text:p text:style-name="P9"><text:span text:style-name="T14"/></text:p>
      <text:p text:style-name="P11"><text:soft-page-break/><text:span text:style-name="T7">#</text:span></text:p>
      <text:p text:style-name="Standard"><text:span text:style-name="T15">Desenvolvimento institucional e articulação política: </text:span><text:span text:style-name="T3"><text:s/>O IPÊTERRAS se relaciona com o GARRA (Grupo de Apoio e Resistência Rural e Ambiental) de Irecê, o STTR de Barro Alto (Sindicato de Trabalhadores e Trabalhadoras Rurais) e a Fundação Culturart de São Gabriel ha muitos anos.   Esses útlimos anos, a participação do IPÊTERRAS em articulações políticas se intensificou. O IPÊTERRAS participa desde 2004 da Articulação Semi-Árido (ASA) e é, desde 2005, Ponto Focal da Sociedade Civil no Combate a Desertificação na Bahia. O IPÊTERRAS participa também da ampla discussão em tornou dos Territórios na região de Irecê. </text:span></text:p>
      <text:p text:style-name="P1">Em 2005, o IPÊTERRAS entrou na rede ABONG (Associação Brasileira de Organizações Não Governamentais) o que representa uma melhor representação politica e a possibilidade de beneficiar do programa em Desenvolvimento Institucional da ABONG (formações, capacitações e publicações).</text:p>
      <text:p text:style-name="P1">No seu último seminário em Planejamento-Avaliação (Dezembro 2005), o IPÊTERRAS criou esse quarto objetivo que tem como finalidade proporcionar o crescimento institucional / organizacional da entidade. </text:p>
      <text:p text:style-name="P2">Fim#</text:p>
      <text:p text:style-name="P2"/>
      <text:p text:style-name="P13"><text:span text:style-name="T11">3. Parceiros e redes:</text:span> </text:p>
      <table:table table:name="Table1" table:style-name="Table1">
        <table:table-column table:style-name="Table1.A"/>
        <table:table-column table:style-name="Table1.B"/>
        <table:table-row>
          <table:table-cell table:style-name="Table1.A1" office:value-type="string">
            <text:p text:style-name="P33"><draw:a xlink:type="simple" xlink:href="http://www.e-changer.ch/" office:target-frame-name="_blank" xlink:show="new"><draw:frame draw:style-name="fr2" draw:name="graphics4" text:anchor-type="as-char" svg:width="3.175cm" svg:height="2.619cm" draw:z-index="17"><draw:image xlink:href="../siteIpeterra/www/stuff/atuacao/logoECH.jpg" xlink:type="simple" xlink:show="embed" xlink:actuate="onLoad"/></draw:frame></draw:a></text:p>
          </table:table-cell>
          <table:table-cell table:style-name="Table1.A1" office:value-type="string">
            <text:p text:style-name="Table_20_Contents"><text:span text:style-name="T3">- E-CHANGER (ONG Suiça da Cooperação Internacional) (</text:span><text:a xlink:type="simple" xlink:href="http://www.e-changer.ch/" office:target-frame-name="_blank" xlink:show="new"><text:span text:style-name="T14">link...</text:span></text:a><text:span text:style-name="T3">)</text:span></text:p>
          </table:table-cell>
        </table:table-row>
        <table:table-row>
          <table:table-cell table:style-name="Table1.A1" office:value-type="string">
            <text:p text:style-name="P33"><draw:a xlink:type="simple" xlink:href="http://www.abong.org.br/"><draw:frame draw:style-name="fr2" draw:name="graphics5" text:anchor-type="as-char" svg:width="1.826cm" svg:height="2.831cm" draw:z-index="18"><draw:image xlink:href="../siteIpeterra/www/stuff/atuacao/logoABONG.jpg" xlink:type="simple" xlink:show="embed" xlink:actuate="onLoad"/></draw:frame></draw:a></text:p>
          </table:table-cell>
          <table:table-cell table:style-name="Table1.A1" office:value-type="string">
            <text:p text:style-name="Table_20_Contents"><text:span text:style-name="T2">- </text:span><text:span text:style-name="T3">ABONG (Associação Brasileira de Organizaçãoes Não Governamentais) (</text:span><text:a xlink:type="simple" xlink:href="http://www.abong.org.br/" office:target-frame-name="_blank" xlink:show="new"><text:span text:style-name="T14">link...</text:span></text:a><text:span text:style-name="T3">)</text:span></text:p>
          </table:table-cell>
        </table:table-row>
        <table:table-row>
          <table:table-cell table:style-name="Table1.A1" office:value-type="string">
            <text:p text:style-name="P33"><draw:a xlink:type="simple" xlink:href="http://www.asabrasil.org.br/" office:target-frame-name="_blank" xlink:show="new"><draw:frame draw:style-name="fr2" draw:name="graphics6" text:anchor-type="as-char" svg:width="1.693cm" svg:height="1.799cm" draw:z-index="19"><draw:image xlink:href="../siteIpeterra/www/stuff/atuacao/logoasa.jpg" xlink:type="simple" xlink:show="embed" xlink:actuate="onLoad"/></draw:frame></draw:a></text:p>
          </table:table-cell>
          <table:table-cell table:style-name="Table1.A1" office:value-type="string">
            <text:p text:style-name="Table_20_Contents"><text:span text:style-name="T3">- ASA (Articulação Semi-Árido) (</text:span><text:a xlink:type="simple" xlink:href="http://www.asabrasil.org.br/" office:target-frame-name="_blank" xlink:show="new"><text:span text:style-name="T14">link...</text:span></text:a><text:span text:style-name="T3">)</text:span></text:p>
          </table:table-cell>
        </table:table-row>
        <table:table-row>
          <table:table-cell table:style-name="Table1.A1" office:value-type="string">
            <text:p text:style-name="P33"><draw:a xlink:type="simple" xlink:href="http://www.permacultura-bahia.org.br/" office:target-frame-name="_blank" xlink:show="new"><draw:frame draw:style-name="fr2" draw:name="graphics7" text:anchor-type="as-char" svg:width="2.514cm" svg:height="2.699cm" draw:z-index="20"><draw:image xlink:href="../siteIpeterra/www/stuff/atuacao/IPBA.jpg" xlink:type="simple" xlink:show="embed" xlink:actuate="onLoad"/></draw:frame></draw:a></text:p>
          </table:table-cell>
          <table:table-cell table:style-name="Table1.A1" office:value-type="string">
            <text:p text:style-name="Table_20_Contents"><text:span text:style-name="T3">- Instituto de Permacultura da Bahia (</text:span><text:a xlink:type="simple" xlink:href="http://www.permacultura-bahia.org.br/" office:target-frame-name="_blank" xlink:show="new"><text:span text:style-name="T14">link...</text:span></text:a><text:span text:style-name="T3">) </text:span></text:p>
          </table:table-cell>
        </table:table-row>
        <table:table-row>
          <table:table-cell table:style-name="Table1.A1" office:value-type="string">
            <text:p text:style-name="P33"><draw:a xlink:type="simple" xlink:href="http://www.cpt.org.br/" office:target-frame-name="_blank" xlink:show="new"><draw:frame draw:style-name="fr2" draw:name="graphics8" text:anchor-type="as-char" svg:width="1.931cm" svg:height="1.455cm" draw:z-index="21"><draw:image xlink:href="../siteIpeterra/www/stuff/atuacao/cpt.gif" xlink:type="simple" xlink:show="embed" xlink:actuate="onLoad"/></draw:frame></draw:a></text:p>
          </table:table-cell>
          <table:table-cell table:style-name="Table1.A1" office:value-type="string">
            <text:p text:style-name="Table_20_Contents"><text:span text:style-name="T3">- Comissão Pastoral da Terra (</text:span><text:a xlink:type="simple" xlink:href="http://www.cpt.org.br/"><text:span text:style-name="T14">link...</text:span></text:a><text:span text:style-name="T3">) (o IPÊTERRAS participa da estruturação da CPT-Irecê)</text:span></text:p>
          </table:table-cell>
        </table:table-row>
        <table:table-row>
          <table:table-cell table:style-name="Table1.A1" office:value-type="string">
            <text:p text:style-name="P33"> </text:p>
          </table:table-cell>
          <table:table-cell table:style-name="Table1.A1" office:value-type="string">
            <text:p text:style-name="P33"> </text:p>
          </table:table-cell>
        </table:table-row>
        <table:table-row>
          <table:table-cell table:style-name="Table1.A1" table:number-columns-spanned="2" office:value-type="string">
            <text:p text:style-name="P33">- GARRA (Grupo de Apoio e Resistência Rural e Ambiental)</text:p>
          </table:table-cell>
          <table:covered-table-cell/>
        </table:table-row>
        <table:table-row>
          <table:table-cell table:style-name="Table1.A1" table:number-columns-spanned="2" office:value-type="string">
            <text:p text:style-name="P33">- STTR de Barro Alto (Sindicato de Trabalhadores e Trablhadoras Rurais) </text:p>
          </table:table-cell>
          <table:covered-table-cell/>
        </table:table-row>
        <table:table-row>
          <table:table-cell table:style-name="Table1.A1" table:number-columns-spanned="2" office:value-type="string">
            <text:p text:style-name="P33">- Rede de Cultura Popular - Região de Irecê</text:p>
          </table:table-cell>
          <table:covered-table-cell/>
        </table:table-row>
        <table:table-row>
          <table:table-cell table:style-name="Table1.A1" table:number-columns-spanned="2" office:value-type="string">
            <text:p text:style-name="P35"/>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bio </meta:initial-creator>
    <meta:creation-date>2012-02-17T10:33:42</meta:creation-date>
    <meta:document-statistic meta:table-count="6" meta:image-count="22" meta:object-count="0" meta:page-count="6" meta:paragraph-count="83" meta:word-count="1390" meta:character-count="9340"/>
    <dc:date>2012-02-17T10:37:30</dc:date>
    <dc:creator>Fabio </dc:creator>
    <meta:editing-duration>PT3M48S</meta:editing-duration>
    <meta:editing-cycles>1</meta:editing-cycles>
    <meta:generator>LibreOffice/3.3$Linux LibreOffice_project/330m19$Build-401</meta:generator>
  </office:meta>
</office:document-meta>
</file>